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5154in"/>
    </style:style>
    <style:style style:name="co4" style:family="table-column">
      <style:table-column-properties fo:break-before="auto" style:column-width="1.0555in"/>
    </style:style>
    <style:style style:name="co5" style:family="table-column">
      <style:table-column-properties fo:break-before="auto" style:column-width="1.6217in"/>
    </style:style>
    <style:style style:name="co6" style:family="table-column">
      <style:table-column-properties fo:break-before="auto" style:column-width="1.131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 style:data-style-name="N100"/>
    <style:style style:name="ce3" style:family="table-cell" style:parent-style-name="Default" style:data-style-name="N11"/>
    <style:style style:name="ce4" style:family="table-cell" style:parent-style-name="Default" style:data-style-name="N100">
      <style:text-properties style:font-name="Liberation Sans" style:font-name-asian="DejaVu Sans" style:font-name-complex="FreeSans"/>
    </style:style>
    <style:style style:name="ce5" style:family="table-cell" style:parent-style-name="Default" style:data-style-name="N11"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1">
      <style:text-properties style:font-name="Liberation Sans" fo:font-weight="normal" style:font-name-asian="DejaVu Sans" style:font-weight-asian="normal" style:font-name-complex="FreeSans" style:font-weight-complex="normal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style:font-name="Liberation Sans" style:font-name-asian="DejaVu Sans" style:font-name-complex="FreeSans"/>
    </style:style>
    <style:style style:name="ce10" style:family="table-cell" style:parent-style-name="Default" style:data-style-name="N11">
      <style:text-properties style:font-name="Liberation Sans" fo:font-weight="bold" style:font-name-asian="DejaVu Sans" style:font-weight-asian="bold" style:font-name-complex="FreeSans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11">
      <style:text-properties fo:color="#ff3333" style:font-name="Liberation Sans" fo:font-weight="bold" style:font-name-asian="DejaVu Sans" style:font-weight-asian="bold" style:font-name-complex="FreeSans" style:font-weight-complex="bold"/>
    </style:style>
    <style:style style:name="ce13" style:family="table-cell" style:parent-style-name="Default" style:data-style-name="N11">
      <style:text-properties fo:color="#ff3333" fo:font-weight="bold" style:font-weight-asian="bold" style:font-weight-complex="bold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6" style:family="table-cell" style:parent-style-name="Default" style:data-style-name="N11">
      <style:text-properties fo:color="#ff3333" style:font-name="Liberation Sans" style:font-name-asian="DejaVu Sans" style:font-name-complex="FreeSans"/>
    </style:style>
    <style:style style:name="ce17" style:family="table-cell" style:parent-style-name="Default" style:data-style-name="N11">
      <style:text-properties fo:color="#ff3333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1">
      <style:text-properties fo:color="#ff0000"/>
    </style:style>
    <style:style style:name="ce20" style:family="table-cell" style:parent-style-name="Default" style:data-style-name="N11">
      <style:text-properties fo:color="#ff3333" style:font-name="Liberation Sans" fo:font-style="normal" fo:font-weight="normal" style:font-name-asian="DejaVu Sans" style:font-style-asian="normal" style:font-weight-asian="normal" style:font-name-complex="FreeSans" style:font-style-complex="normal" style:font-weight-complex="normal"/>
    </style:style>
    <style:style style:name="ce21" style:family="table-cell" style:parent-style-name="Default">
      <style:text-properties fo:color="#0047ff"/>
    </style:style>
    <style:style style:name="ce22" style:family="table-cell" style:parent-style-name="Default" style:data-style-name="N100">
      <style:text-properties fo:color="#dc2300" fo:font-weight="bold" style:font-weight-asian="bold" style:font-weight-complex="bold"/>
    </style:style>
    <style:style style:name="ce23" style:family="table-cell" style:parent-style-name="Default" style:data-style-name="N100">
      <style:text-properties fo:color="#0047ff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2">
          <table:table-cell table:number-columns-repeated="2"/>
          <table:table-cell office:value-type="string">
            <text:p>C=0.001</text:p>
          </table:table-cell>
          <table:table-cell office:value-type="string">
            <text:p>C=0.01</text:p>
          </table:table-cell>
          <table:table-cell office:value-type="string">
            <text:p>C=0.05</text:p>
          </table:table-cell>
          <table:table-cell office:value-type="string">
            <text:p>C=0.1</text:p>
          </table:table-cell>
          <table:table-cell office:value-type="string">
            <text:p>C=0.15</text:p>
          </table:table-cell>
          <table:table-cell office:value-type="string">
            <text:p>C=0.3</text:p>
          </table:table-cell>
          <table:table-cell office:value-type="string">
            <text:p>C=0.4</text:p>
          </table:table-cell>
          <table:table-cell office:value-type="string">
            <text:p>C=0.5</text:p>
          </table:table-cell>
          <table:table-cell office:value-type="string">
            <text:p>C=1</text:p>
          </table:table-cell>
          <table:table-cell office:value-type="string">
            <text:p>C=1.5</text:p>
          </table:table-cell>
          <table:table-cell office:value-type="string">
            <text:p>C=2</text:p>
          </table:table-cell>
          <table:table-cell office:value-type="string">
            <text:p>C=5</text:p>
          </table:table-cell>
          <table:table-cell office:value-type="string">
            <text:p>C=8</text:p>
          </table:table-cell>
          <table:table-cell office:value-type="string">
            <text:p>C=10</text:p>
          </table:table-cell>
          <table:table-cell office:value-type="string">
            <text:p>C=20</text:p>
          </table:table-cell>
          <table:table-cell office:value-type="string">
            <text:p>C=30</text:p>
          </table:table-cell>
          <table:table-cell office:value-type="string">
            <text:p>C=40</text:p>
          </table:table-cell>
          <table:table-cell office:value-type="string">
            <text:p>C=100</text:p>
          </table:table-cell>
          <table:table-cell office:value-type="string">
            <text:p>C=400</text:p>
          </table:table-cell>
          <table:table-cell office:value-type="string">
            <text:p>C=500</text:p>
          </table:table-cell>
          <table:table-cell office:value-type="string">
            <text:p>C=1000</text:p>
          </table:table-cell>
          <table:table-cell/>
        </table:table-row>
        <table:table-row table:style-name="ro2">
          <table:table-cell table:number-columns-repeated="24"/>
        </table:table-row>
        <table:table-row table:style-name="ro2">
          <table:table-cell office:value-type="string">
            <text:p>pos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joven</text:p>
          </table:table-cell>
          <table:table-cell table:style-name="ce3" office:value-type="percentage" office:value="0.6436">
            <text:p>64.36%</text:p>
          </table:table-cell>
          <table:table-cell table:style-name="ce3" office:value-type="percentage" office:value="0.7921">
            <text:p>79.21%</text:p>
          </table:table-cell>
          <table:table-cell table:style-name="ce3" office:value-type="percentage" office:value="0.8119">
            <text:p>81.19%</text:p>
          </table:table-cell>
          <table:table-cell table:style-name="ce5" office:value-type="percentage" office:value="0.8218">
            <text:p>82.18%</text:p>
          </table:table-cell>
          <table:table-cell table:style-name="ce7" office:value-type="percentage" office:value="0.8218">
            <text:p>82.18%</text:p>
          </table:table-cell>
          <table:table-cell table:style-name="ce5" office:value-type="percentage" office:value="0.8218">
            <text:p>82.18%</text:p>
          </table:table-cell>
          <table:table-cell table:number-columns-repeated="3" table:style-name="ce3" office:value-type="percentage" office:value="0.8119">
            <text:p>81.19%</text:p>
          </table:table-cell>
          <table:table-cell table:number-columns-repeated="2"/>
          <table:table-cell table:style-name="ce5" office:value-type="percentage" office:value="0.8317">
            <text:p>83.17%</text:p>
          </table:table-cell>
          <table:table-cell table:number-columns-repeated="2"/>
          <table:table-cell table:style-name="ce5" office:value-type="percentage" office:value="0.8317">
            <text:p>83.17%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joven sp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 office:value-type="percentage" office:value="0.8544">
            <text:p>85.44%</text:p>
          </table:table-cell>
          <table:table-cell table:style-name="ce3" table:number-columns-repeated="2"/>
          <table:table-cell table:style-name="ce5" office:value-type="percentage" office:value="0.8641">
            <text:p>86.41%</text:p>
          </table:table-cell>
          <table:table-cell table:number-columns-repeated="2"/>
          <table:table-cell table:style-name="ce7" office:value-type="percentage" office:value="0.8641">
            <text:p>86.41%</text:p>
          </table:table-cell>
          <table:table-cell/>
          <table:table-cell table:number-columns-repeated="2" table:style-name="ce7" office:value-type="percentage" office:value="0.8738">
            <text:p>87.38%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joven fixed sp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/>
          <table:table-cell table:style-name="ce3" table:number-columns-repeated="2"/>
          <table:table-cell table:style-name="ce7" office:value-type="percentage" office:value="0.87">
            <text:p>87.00%</text:p>
          </table:table-cell>
          <table:table-cell table:style-name="ce11" office:value-type="string">
            <text:p>(13/102)</text:p>
          </table:table-cell>
          <table:table-cell table:style-name="ce11"/>
          <table:table-cell table:style-name="ce7"/>
          <table:table-cell table:style-name="ce11"/>
          <table:table-cell table:number-columns-repeated="2" table:style-name="ce7" office:value-type="percentage" office:value="0.87">
            <text:p>87.00%</text:p>
          </table:table-cell>
          <table:table-cell/>
          <table:table-cell table:style-name="ce3" office:value-type="percentage" office:value="0.87">
            <text:p>87.00%</text:p>
          </table:table-cell>
          <table:table-cell table:style-name="ce6" office:value-type="percentage" office:value="0.88">
            <text:p>88.00%</text:p>
          </table:table-cell>
          <table:table-cell table:style-name="ce6"/>
          <table:table-cell table:style-name="ce6" office:value-type="percentage" office:value="0.88">
            <text:p>88.00%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joven fixed training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 office:value-type="percentage" office:value="0.8293">
            <text:p>82.93%</text:p>
          </table:table-cell>
          <table:table-cell table:style-name="ce3"/>
          <table:table-cell table:style-name="ce3" office:value-type="percentage" office:value="0.8571">
            <text:p>85.71%</text:p>
          </table:table-cell>
          <table:table-cell table:style-name="ce7" office:value-type="percentage" office:value="0.8452">
            <text:p>84.52%</text:p>
          </table:table-cell>
          <table:table-cell table:style-name="ce11" office:value-type="string">
            <text:p>(13/84)</text:p>
          </table:table-cell>
          <table:table-cell table:style-name="ce5" office:value-type="percentage" office:value="0.8571">
            <text:p>85.71%</text:p>
          </table:table-cell>
          <table:table-cell table:style-name="ce7"/>
          <table:table-cell table:style-name="ce11"/>
          <table:table-cell table:style-name="ce7" office:value-type="percentage" office:value="0.8452">
            <text:p>84.52%</text:p>
          </table:table-cell>
          <table:table-cell table:style-name="ce20" office:value-type="percentage" office:value="0.8571">
            <text:p>85.71%</text:p>
          </table:table-cell>
          <table:table-cell office:value-type="string">
            <text:p>(12/84)</text:p>
          </table:table-cell>
          <table:table-cell table:style-name="ce3"/>
          <table:table-cell table:style-name="ce5" office:value-type="percentage" office:value="0.8571">
            <text:p>85.71%</text:p>
          </table:table-cell>
          <table:table-cell table:style-name="ce7" office:value-type="percentage" office:value="0.8571">
            <text:p>85.71%</text:p>
          </table:table-cell>
          <table:table-cell table:style-name="ce5" office:value-type="percentage" office:value="0.8571">
            <text:p>85.71%</text:p>
          </table:table-cell>
          <table:table-cell table:style-name="ce10" office:value-type="percentage" office:value="0.869">
            <text:p>86.90%</text:p>
          </table:table-cell>
          <table:table-cell office:value-type="string">
            <text:p>(11/82)</text:p>
          </table:table-cell>
        </table:table-row>
        <table:table-row table:style-name="ro2">
          <table:table-cell/>
          <table:table-cell office:value-type="string">
            <text:p>gregorio</text:p>
          </table:table-cell>
          <table:table-cell table:style-name="ce3" office:value-type="percentage" office:value="0.7292">
            <text:p>72.92%</text:p>
          </table:table-cell>
          <table:table-cell table:number-columns-repeated="2"/>
          <table:table-cell table:number-columns-repeated="3" table:style-name="ce5" office:value-type="percentage" office:value="0.9375">
            <text:p>93.75%</text:p>
          </table:table-cell>
          <table:table-cell/>
          <table:table-cell table:style-name="ce5" office:value-type="percentage" office:value="0.9375">
            <text:p>93.75%</text:p>
          </table:table-cell>
          <table:table-cell table:style-name="ce14" office:value-type="string">
            <text:p>95.83%(2/48)</text:p>
          </table:table-cell>
          <table:table-cell table:number-columns-repeated="2"/>
          <table:table-cell table:style-name="ce5" office:value-type="percentage" office:value="0.9583">
            <text:p>95.83%</text:p>
          </table:table-cell>
          <table:table-cell table:number-columns-repeated="2"/>
          <table:table-cell table:style-name="ce5" office:value-type="percentage" office:value="0.9583">
            <text:p>95.83%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regorio sp</text:p>
          </table:table-cell>
          <table:table-cell table:style-name="ce3"/>
          <table:table-cell table:number-columns-repeated="2"/>
          <table:table-cell table:style-name="ce5" table:number-columns-repeated="2"/>
          <table:table-cell table:style-name="ce5" office:value-type="percentage" office:value="0.96">
            <text:p>96.00%</text:p>
          </table:table-cell>
          <table:table-cell/>
          <table:table-cell table:style-name="ce5"/>
          <table:table-cell table:style-name="ce15" office:value-type="percentage" office:value="0.98">
            <text:p>98.00%</text:p>
          </table:table-cell>
          <table:table-cell table:number-columns-repeated="2"/>
          <table:table-cell table:style-name="ce3" office:value-type="percentage" office:value="0.94">
            <text:p>94.00%</text:p>
          </table:table-cell>
          <table:table-cell/>
          <table:table-cell table:style-name="ce5" office:value-type="percentage" office:value="0.96">
            <text:p>96.00%</text:p>
          </table:table-cell>
          <table:table-cell table:style-name="ce15" office:value-type="percentage" office:value="0.96">
            <text:p>96.00%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gregorio fixed sp</text:p>
          </table:table-cell>
          <table:table-cell table:number-columns-repeated="8"/>
          <table:table-cell table:style-name="ce5" office:value-type="percentage" office:value="0.9592">
            <text:p>95.92%</text:p>
          </table:table-cell>
          <table:table-cell table:number-columns-repeated="2"/>
          <table:table-cell table:style-name="ce7" office:value-type="percentage" office:value="0.9592">
            <text:p>95.92%</text:p>
          </table:table-cell>
          <table:table-cell/>
          <table:table-cell table:number-columns-repeated="2" table:style-name="ce7" office:value-type="percentage" office:value="0.9592">
            <text:p>95.92%</text:p>
          </table:table-cell>
          <table:table-cell table:number-columns-repeated="2"/>
          <table:table-cell table:style-name="ce5" office:value-type="percentage" office:value="0.9592">
            <text:p>95.92%</text:p>
          </table:table-cell>
          <table:table-cell table:style-name="ce6"/>
          <table:table-cell table:style-name="ce7" office:value-type="percentage" office:value="0.9592">
            <text:p>95.92%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gregorio fixed training</text:p>
          </table:table-cell>
          <table:table-cell table:number-columns-repeated="7"/>
          <table:table-cell table:number-columns-repeated="2" table:style-name="ce6" office:value-type="percentage" office:value="0.9767">
            <text:p>97.67%</text:p>
          </table:table-cell>
          <table:table-cell office:value-type="string">
            <text:p>(1/43)</text:p>
          </table:table-cell>
          <table:table-cell table:style-name="ce6" office:value-type="percentage" office:value="0.9767">
            <text:p>97.67%</text:p>
          </table:table-cell>
          <table:table-cell table:style-name="ce10"/>
          <table:table-cell/>
          <table:table-cell table:style-name="ce10"/>
          <table:table-cell table:style-name="ce12" office:value-type="percentage" office:value="0.9767">
            <text:p>97.67%</text:p>
          </table:table-cell>
          <table:table-cell table:number-columns-repeated="2"/>
          <table:table-cell table:number-columns-repeated="2" table:style-name="ce6" office:value-type="percentage" office:value="0.9767">
            <text:p>97.67%</text:p>
          </table:table-cell>
          <table:table-cell table:style-name="ce10" office:value-type="percentage" office:value="0.9767">
            <text:p>97.67%</text:p>
          </table:table-cell>
          <table:table-cell table:style-name="ce6" office:value-type="percentage" office:value="0.9767">
            <text:p>97.67%</text:p>
          </table:table-cell>
          <table:table-cell/>
        </table:table-row>
        <table:table-row table:style-name="ro2">
          <table:table-cell table:number-columns-repeated="24"/>
        </table:table-row>
        <table:table-row table:style-name="ro2">
          <table:table-cell office:value-type="string">
            <text:p>morph1</text:p>
          </table:table-cell>
          <table:table-cell table:number-columns-repeated="23"/>
        </table:table-row>
        <table:table-row table:style-name="ro2">
          <table:table-cell office:value-type="string">
            <text:p>Mit pos disamb result c=0.3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8438">
            <text:p>84.38%</text:p>
          </table:table-cell>
          <table:table-cell table:style-name="ce3"/>
          <table:table-cell table:style-name="ce7" office:value-type="percentage" office:value="0.875">
            <text:p>87.50%</text:p>
          </table:table-cell>
          <table:table-cell table:number-columns-repeated="2" table:style-name="ce3" office:value-type="percentage" office:value="0.8688">
            <text:p>86.88%</text:p>
          </table:table-cell>
          <table:table-cell table:style-name="ce7" office:value-type="percentage" office:value="0.875">
            <text:p>87.50%</text:p>
          </table:table-cell>
          <table:table-cell table:style-name="ce5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5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3"/>
          <table:table-cell table:style-name="ce3" office:value-type="percentage" office:value="0.8688">
            <text:p>86.88%</text:p>
          </table:table-cell>
          <table:table-cell table:number-columns-repeated="7"/>
        </table:table-row>
        <table:table-row table:style-name="ro2">
          <table:table-cell office:value-type="string">
            <text:p>Mit sp pos disam c=10</text:p>
          </table:table-cell>
          <table:table-cell office:value-type="string">
            <text:p>joven sp</text:p>
          </table:table-cell>
          <table:table-cell table:number-columns-repeated="3"/>
          <table:table-cell table:style-name="ce3" table:number-columns-repeated="2"/>
          <table:table-cell table:style-name="ce7" office:value-type="percentage" office:value="0.8589">
            <text:p>85.89%</text:p>
          </table:table-cell>
          <table:table-cell table:style-name="ce3" table:number-columns-repeated="2"/>
          <table:table-cell table:style-name="ce7" office:value-type="percentage" office:value="0.8589">
            <text:p>85.89%</text:p>
          </table:table-cell>
          <table:table-cell table:style-name="ce6"/>
          <table:table-cell table:style-name="ce3"/>
          <table:table-cell table:style-name="ce5" office:value-type="percentage" office:value="0.8712">
            <text:p>87.12%</text:p>
          </table:table-cell>
          <table:table-cell table:style-name="ce3"/>
          <table:table-cell table:style-name="ce5" office:value-type="percentage" office:value="0.865">
            <text:p>86.50%</text:p>
          </table:table-cell>
          <table:table-cell table:style-name="ce5" office:value-type="percentage" office:value="0.8773">
            <text:p>87.73%</text:p>
          </table:table-cell>
          <table:table-cell table:style-name="ce3" office:value-type="percentage" office:value="0.865">
            <text:p>86.50%</text:p>
          </table:table-cell>
          <table:table-cell table:style-name="ce3" office:value-type="percentage" office:value="0.8712">
            <text:p>87.12%</text:p>
          </table:table-cell>
          <table:table-cell table:number-columns-repeated="5"/>
        </table:table-row>
        <table:table-row table:style-name="ro2">
          <table:table-cell table:style-name="ce1" office:value-type="string">
            <text:p>Mit sp fixed pos disam c=100</text:p>
          </table:table-cell>
          <table:table-cell office:value-type="string">
            <text:p>joven fixed sp</text:p>
          </table:table-cell>
          <table:table-cell table:number-columns-repeated="3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 office:value-type="percentage" office:value="0.8726">
            <text:p>87.26%</text:p>
          </table:table-cell>
          <table:table-cell table:style-name="ce6"/>
          <table:table-cell table:style-name="ce3"/>
          <table:table-cell table:style-name="ce5" office:value-type="percentage" office:value="0.8599">
            <text:p>85.99%</text:p>
          </table:table-cell>
          <table:table-cell table:style-name="ce3"/>
          <table:table-cell table:number-columns-repeated="2" table:style-name="ce5" office:value-type="percentage" office:value="0.8854">
            <text:p>88.54%</text:p>
          </table:table-cell>
          <table:table-cell table:style-name="ce3" table:number-columns-repeated="2"/>
          <table:table-cell table:style-name="ce5" office:value-type="percentage" office:value="0.879">
            <text:p>87.90%</text:p>
          </table:table-cell>
          <table:table-cell table:style-name="ce5"/>
          <table:table-cell table:style-name="ce5" office:value-type="percentage" office:value="0.8854">
            <text:p>88.54%</text:p>
          </table:table-cell>
          <table:table-cell table:number-columns-repeated="2"/>
        </table:table-row>
        <table:table-row table:style-name="ro4">
          <table:table-cell table:style-name="ce1"/>
          <table:table-cell office:value-type="string">
            <text:p>joven fixed training</text:p>
          </table:table-cell>
          <table:table-cell table:number-columns-repeated="3"/>
          <table:table-cell table:style-name="ce3" table:number-columns-repeated="2"/>
          <table:table-cell table:style-name="ce7" office:value-type="percentage" office:value="0.8659">
            <text:p>86.59%</text:p>
          </table:table-cell>
          <table:table-cell table:style-name="ce3"/>
          <table:table-cell table:style-name="ce6" office:value-type="percentage" office:value="0.8902">
            <text:p>89.02%</text:p>
          </table:table-cell>
          <table:table-cell table:style-name="ce7" office:value-type="percentage" office:value="0.8841">
            <text:p>88.41%</text:p>
          </table:table-cell>
          <table:table-cell table:style-name="ce5" office:value-type="percentage" office:value="0.8841">
            <text:p>88.41%</text:p>
          </table:table-cell>
          <table:table-cell table:style-name="ce13" office:value-type="percentage" office:value="0.8902">
            <text:p>89.02%</text:p>
          </table:table-cell>
          <table:table-cell table:style-name="ce5" office:value-type="percentage" office:value="0.8841">
            <text:p>88.41%</text:p>
          </table:table-cell>
          <table:table-cell table:style-name="ce3" office:value-type="percentage" office:value="0.878">
            <text:p>87.80%</text:p>
          </table:table-cell>
          <table:table-cell table:style-name="ce5" office:value-type="percentage" office:value="0.872">
            <text:p>87.20%</text:p>
          </table:table-cell>
          <table:table-cell table:style-name="ce5" office:value-type="percentage" office:value="0.878">
            <text:p>87.80%</text:p>
          </table:table-cell>
          <table:table-cell table:number-columns-repeated="2" table:style-name="ce3" office:value-type="percentage" office:value="0.878">
            <text:p>87.80%</text:p>
          </table:table-cell>
          <table:table-cell table:style-name="ce5" office:value-type="percentage" office:value="0.8841">
            <text:p>88.41%</text:p>
          </table:table-cell>
          <table:table-cell table:style-name="ce5"/>
          <table:table-cell table:style-name="ce5" office:value-type="percentage" office:value="0.872">
            <text:p>87.20%</text:p>
          </table:table-cell>
          <table:table-cell table:number-columns-repeated="2"/>
        </table:table-row>
        <table:table-row table:style-name="ro2">
          <table:table-cell office:value-type="string">
            <text:p>fixed training pos c=20</text:p>
          </table:table-cell>
          <table:table-cell office:value-type="string">
            <text:p>gregorio</text:p>
          </table:table-cell>
          <table:table-cell table:number-columns-repeated="3"/>
          <table:table-cell table:style-name="ce3" office:value-type="percentage" office:value="0.8421">
            <text:p>84.21%</text:p>
          </table:table-cell>
          <table:table-cell/>
          <table:table-cell table:number-columns-repeated="4" table:style-name="ce5" office:value-type="percentage" office:value="0.8947">
            <text:p>89.47%</text:p>
          </table:table-cell>
          <table:table-cell table:style-name="ce18"/>
          <table:table-cell table:number-columns-repeated="3" table:style-name="ce5" office:value-type="percentage" office:value="0.8947">
            <text:p>89.47%</text:p>
          </table:table-cell>
          <table:table-cell table:style-name="ce5"/>
          <table:table-cell table:style-name="ce5" office:value-type="percentage" office:value="0.8947">
            <text:p>89.47%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regorio sp</text:p>
          </table:table-cell>
          <table:table-cell table:number-columns-repeated="5"/>
          <table:table-cell table:style-name="ce5" office:value-type="percentage" office:value="0.9">
            <text:p>90.00%</text:p>
          </table:table-cell>
          <table:table-cell table:number-columns-repeated="2"/>
          <table:table-cell table:style-name="ce5" office:value-type="percentage" office:value="0.925">
            <text:p>92.50%</text:p>
          </table:table-cell>
          <table:table-cell table:number-columns-repeated="2"/>
          <table:table-cell table:style-name="ce7" office:value-type="percentage" office:value="0.925">
            <text:p>92.50%</text:p>
          </table:table-cell>
          <table:table-cell/>
          <table:table-cell table:number-columns-repeated="2" table:style-name="ce7" office:value-type="percentage" office:value="0.925">
            <text:p>92.50%</text:p>
          </table:table-cell>
          <table:table-cell table:number-columns-repeated="2" table:style-name="ce5" office:value-type="percentage" office:value="0.925">
            <text:p>92.50%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gregorio fixed sp</text:p>
          </table:table-cell>
          <table:table-cell table:number-columns-repeated="5"/>
          <table:table-cell table:style-name="ce5"/>
          <table:table-cell table:number-columns-repeated="2"/>
          <table:table-cell table:style-name="ce5" office:value-type="percentage" office:value="0.9231">
            <text:p>92.31%</text:p>
          </table:table-cell>
          <table:table-cell table:number-columns-repeated="2"/>
          <table:table-cell table:style-name="ce7" office:value-type="percentage" office:value="0.9487">
            <text:p>94.87%</text:p>
          </table:table-cell>
          <table:table-cell/>
          <table:table-cell table:style-name="ce7" office:value-type="percentage" office:value="0.9487">
            <text:p>94.87%</text:p>
          </table:table-cell>
          <table:table-cell table:style-name="ce7" office:value-type="percentage" office:value="0.9231">
            <text:p>92.31%</text:p>
          </table:table-cell>
          <table:table-cell table:style-name="ce6" table:number-columns-repeated="2"/>
          <table:table-cell table:style-name="ce5" office:value-type="percentage" office:value="0.9487">
            <text:p>94.87%</text:p>
          </table:table-cell>
          <table:table-cell table:style-name="ce6"/>
          <table:table-cell table:style-name="ce5" office:value-type="percentage" office:value="0.9487">
            <text:p>94.87%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gregorio fixed training</text:p>
          </table:table-cell>
          <table:table-cell table:number-columns-repeated="5"/>
          <table:table-cell table:style-name="ce6"/>
          <table:table-cell table:style-name="ce3"/>
          <table:table-cell table:style-name="ce3" office:value-type="percentage" office:value="0.9487">
            <text:p>94.87%</text:p>
          </table:table-cell>
          <table:table-cell table:style-name="ce5" office:value-type="percentage" office:value="0.9487">
            <text:p>94.87%</text:p>
          </table:table-cell>
          <table:table-cell/>
          <table:table-cell table:style-name="ce19" office:value-type="percentage" office:value="0.9487">
            <text:p>94.87%</text:p>
          </table:table-cell>
          <table:table-cell table:style-name="ce7" office:value-type="percentage" office:value="0.9487">
            <text:p>94.87%</text:p>
          </table:table-cell>
          <table:table-cell table:style-name="ce3" office:value-type="percentage" office:value="0.9487">
            <text:p>94.87%</text:p>
          </table:table-cell>
          <table:table-cell table:style-name="ce7" office:value-type="percentage" office:value="0.9744">
            <text:p>97.44%</text:p>
          </table:table-cell>
          <table:table-cell table:style-name="ce7" office:value-type="percentage" office:value="0.9487">
            <text:p>94.87%</text:p>
          </table:table-cell>
          <table:table-cell table:style-name="ce6" table:number-columns-repeated="2"/>
          <table:table-cell table:style-name="ce5" office:value-type="percentage" office:value="0.9744">
            <text:p>97.44%</text:p>
          </table:table-cell>
          <table:table-cell table:style-name="ce6"/>
          <table:table-cell table:style-name="ce5" office:value-type="percentage" office:value="0.9744">
            <text:p>97.44%</text:p>
          </table:table-cell>
          <table:table-cell table:number-columns-repeated="2"/>
        </table:table-row>
        <table:table-row table:style-name="ro2">
          <table:table-cell table:number-columns-repeated="24"/>
        </table:table-row>
        <table:table-row table:style-name="ro2">
          <table:table-cell office:value-type="string">
            <text:p>morph2</text:p>
          </table:table-cell>
          <table:table-cell table:number-columns-repeated="23"/>
        </table:table-row>
        <table:table-row table:style-name="ro2">
          <table:table-cell office:value-type="string">
            <text:p>mit morph1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75">
            <text:p>75.00%</text:p>
          </table:table-cell>
          <table:table-cell/>
          <table:table-cell table:style-name="ce9" office:value-type="percentage" office:value="0.75">
            <text:p>75.00%</text:p>
          </table:table-cell>
          <table:table-cell table:style-name="ce1"/>
          <table:table-cell table:style-name="ce9" office:value-type="percentage" office:value="0.75">
            <text:p>75.00%</text:p>
          </table:table-cell>
          <table:table-cell table:number-columns-repeated="2"/>
          <table:table-cell table:number-columns-repeated="2" table:style-name="ce9" office:value-type="percentage" office:value="0.75">
            <text:p>75.00%</text:p>
          </table:table-cell>
          <table:table-cell table:number-columns-repeated="2"/>
          <table:table-cell table:style-name="ce3" office:value-type="percentage" office:value="0.75">
            <text:p>75.00%</text:p>
          </table:table-cell>
          <table:table-cell table:number-columns-repeated="7"/>
        </table:table-row>
        <table:table-row table:style-name="ro2">
          <table:table-cell office:value-type="string">
            <text:p>sp mit morph1 result c=20</text:p>
          </table:table-cell>
          <table:table-cell office:value-type="string">
            <text:p>joven sp</text:p>
          </table:table-cell>
          <table:table-cell table:number-columns-repeated="3"/>
          <table:table-cell table:style-name="ce3"/>
          <table:table-cell/>
          <table:table-cell table:style-name="ce9" office:value-type="percentage" office:value="0.6667">
            <text:p>66.67%</text:p>
          </table:table-cell>
          <table:table-cell table:style-name="ce1"/>
          <table:table-cell table:style-name="ce9"/>
          <table:table-cell table:style-name="ce9" office:value-type="percentage" office:value="0.6667">
            <text:p>66.67%</text:p>
          </table:table-cell>
          <table:table-cell/>
          <table:table-cell table:style-name="ce9"/>
          <table:table-cell table:style-name="ce9" office:value-type="percentage" office:value="0.6667">
            <text:p>66.67%</text:p>
          </table:table-cell>
          <table:table-cell/>
          <table:table-cell table:number-columns-repeated="2" table:style-name="ce9" office:value-type="percentage" office:value="0.6667">
            <text:p>66.67%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joven sp fixed</text:p>
          </table:table-cell>
          <table:table-cell table:number-columns-repeated="3"/>
          <table:table-cell table:style-name="ce3"/>
          <table:table-cell/>
          <table:table-cell table:style-name="ce9" office:value-type="percentage" office:value="0.75">
            <text:p>75.00%</text:p>
          </table:table-cell>
          <table:table-cell table:style-name="ce1"/>
          <table:table-cell table:style-name="ce9"/>
          <table:table-cell table:style-name="ce9" office:value-type="percentage" office:value="0.75">
            <text:p>75.00%</text:p>
          </table:table-cell>
          <table:table-cell/>
          <table:table-cell table:style-name="ce9" table:number-columns-repeated="2"/>
          <table:table-cell/>
          <table:table-cell table:style-name="ce9" office:value-type="percentage" office:value="0.75">
            <text:p>75.00%</text:p>
          </table:table-cell>
          <table:table-cell table:style-name="ce9"/>
          <table:table-cell table:number-columns-repeated="2"/>
          <table:table-cell table:style-name="ce3" office:value-type="percentage" office:value="0.75">
            <text:p>75.00%</text:p>
          </table:table-cell>
          <table:table-cell table:style-name="ce3"/>
          <table:table-cell table:number-columns-repeated="3"/>
        </table:table-row>
        <table:table-row table:style-name="ro4">
          <table:table-cell/>
          <table:table-cell office:value-type="string">
            <text:p>joven fixed taining</text:p>
          </table:table-cell>
          <table:table-cell table:number-columns-repeated="3"/>
          <table:table-cell table:style-name="ce3"/>
          <table:table-cell/>
          <table:table-cell table:style-name="ce9"/>
          <table:table-cell table:style-name="ce1"/>
          <table:table-cell table:style-name="ce9" office:value-type="percentage" office:value="0.6667">
            <text:p>66.67%</text:p>
          </table:table-cell>
          <table:table-cell table:style-name="ce16" office:value-type="percentage" office:value="0.6667">
            <text:p>66.67%</text:p>
          </table:table-cell>
          <table:table-cell/>
          <table:table-cell table:style-name="ce9" office:value-type="percentage" office:value="0.6667">
            <text:p>66.67%</text:p>
          </table:table-cell>
          <table:table-cell table:style-name="ce9"/>
          <table:table-cell/>
          <table:table-cell table:number-columns-repeated="2" table:style-name="ce9" office:value-type="percentage" office:value="0.6667">
            <text:p>66.67%</text:p>
          </table:table-cell>
          <table:table-cell table:number-columns-repeated="2"/>
          <table:table-cell table:number-columns-repeated="2" table:style-name="ce3" office:value-type="percentage" office:value="0.6667">
            <text:p>66.67%</text:p>
          </table:table-cell>
          <table:table-cell/>
          <table:table-cell table:style-name="ce3" office:value-type="percentage" office:value="0.6667">
            <text:p>66.67%</text:p>
          </table:table-cell>
          <table:table-cell/>
        </table:table-row>
        <table:table-row table:style-name="ro2">
          <table:table-cell office:value-type="string">
            <text:p>sp fixed train mit morph1 result c=2</text:p>
          </table:table-cell>
          <table:table-cell office:value-type="string">
            <text:p>gregorio (nur ein test case)</text:p>
          </table:table-cell>
          <table:table-cell table:number-columns-repeated="22"/>
        </table:table-row>
        <table:table-row table:style-name="ro2">
          <table:table-cell/>
          <table:table-cell office:value-type="string">
            <text:p>gregorio wanku (5 test cases)</text:p>
          </table:table-cell>
          <table:table-cell table:number-columns-repeated="5"/>
          <table:table-cell table:style-name="ce3" office:value-type="percentage" office:value="0.6">
            <text:p>60.00%</text:p>
          </table:table-cell>
          <table:table-cell table:number-columns-repeated="2"/>
          <table:table-cell table:style-name="ce3" office:value-type="percentage" office:value="0.6">
            <text:p>60.00%</text:p>
          </table:table-cell>
          <table:table-cell table:number-columns-repeated="4"/>
          <table:table-cell table:style-name="ce9" office:value-type="percentage" office:value="0.4">
            <text:p>40.00%</text:p>
          </table:table-cell>
          <table:table-cell table:number-columns-repeated="3"/>
          <table:table-cell table:style-name="ce3" office:value-type="percentage" office:value="0.4">
            <text:p>40.00%</text:p>
          </table:table-cell>
          <table:table-cell table:style-name="ce3"/>
          <table:table-cell table:number-columns-repeated="3"/>
        </table:table-row>
        <table:table-row table:style-name="ro4">
          <table:table-cell/>
          <table:table-cell office:value-type="string">
            <text:p>gregorio fixed training</text:p>
          </table:table-cell>
          <table:table-cell table:number-columns-repeated="5"/>
          <table:table-cell table:style-name="ce3"/>
          <table:table-cell/>
          <table:table-cell table:style-name="ce3" office:value-type="percentage" office:value="0.7143">
            <text:p>71.43%</text:p>
          </table:table-cell>
          <table:table-cell table:style-name="ce17" office:value-type="percentage" office:value="0.7143">
            <text:p>71.43%</text:p>
          </table:table-cell>
          <table:table-cell/>
          <table:table-cell table:style-name="ce3" office:value-type="percentage" office:value="0.5">
            <text:p>50.00%</text:p>
          </table:table-cell>
          <table:table-cell table:style-name="ce3"/>
          <table:table-cell/>
          <table:table-cell table:style-name="ce9" office:value-type="percentage" office:value="0.7143">
            <text:p>71.43%</text:p>
          </table:table-cell>
          <table:table-cell table:style-name="ce3" office:value-type="percentage" office:value="0.7143">
            <text:p>71.43%</text:p>
          </table:table-cell>
          <table:table-cell table:number-columns-repeated="2"/>
          <table:table-cell table:style-name="ce3" office:value-type="percentage" office:value="0.7143">
            <text:p>71.43%</text:p>
          </table:table-cell>
          <table:table-cell table:style-name="ce5"/>
          <table:table-cell/>
          <table:table-cell table:style-name="ce3" office:value-type="percentage" office:value="0.7143">
            <text:p>71.43%</text:p>
          </table:table-cell>
          <table:table-cell/>
        </table:table-row>
        <table:table-row table:style-name="ro2">
          <table:table-cell table:number-columns-repeated="24"/>
        </table:table-row>
        <table:table-row table:style-name="ro2">
          <table:table-cell office:value-type="string">
            <text:p>morph3</text:p>
          </table:table-cell>
          <table:table-cell table:number-columns-repeated="23"/>
        </table:table-row>
        <table:table-row table:style-name="ro2">
          <table:table-cell office:value-type="string">
            <text:p>mit morph2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5" office:value-type="percentage" office:value="0.8611">
            <text:p>86.11%</text:p>
          </table:table-cell>
          <table:table-cell/>
          <table:table-cell table:style-name="ce7" office:value-type="percentage" office:value="0.8611">
            <text:p>86.11%</text:p>
          </table:table-cell>
          <table:table-cell/>
          <table:table-cell table:number-columns-repeated="2" table:style-name="ce7" office:value-type="percentage" office:value="0.8611">
            <text:p>86.11%</text:p>
          </table:table-cell>
          <table:table-cell table:number-columns-repeated="2"/>
          <table:table-cell table:style-name="ce7" office:value-type="percentage" office:value="0.8611">
            <text:p>86.11%</text:p>
          </table:table-cell>
          <table:table-cell table:number-columns-repeated="10"/>
        </table:table-row>
        <table:table-row table:style-name="ro2">
          <table:table-cell office:value-type="string">
            <text:p>sp mit morph2 result c=5</text:p>
          </table:table-cell>
          <table:table-cell office:value-type="string">
            <text:p>joven sp</text:p>
          </table:table-cell>
          <table:table-cell table:number-columns-repeated="3"/>
          <table:table-cell table:style-name="ce6"/>
          <table:table-cell/>
          <table:table-cell table:style-name="ce7" office:value-type="percentage" office:value="0.8571">
            <text:p>85.71%</text:p>
          </table:table-cell>
          <table:table-cell table:style-name="ce11"/>
          <table:table-cell table:style-name="ce7"/>
          <table:table-cell table:style-name="ce7" office:value-type="percentage" office:value="0.8571">
            <text:p>85.71%</text:p>
          </table:table-cell>
          <table:table-cell table:style-name="ce11" table:number-columns-repeated="2"/>
          <table:table-cell table:style-name="ce7" office:value-type="percentage" office:value="0.8571">
            <text:p>85.71%</text:p>
          </table:table-cell>
          <table:table-cell table:style-name="ce11"/>
          <table:table-cell table:number-columns-repeated="2" table:style-name="ce7" office:value-type="percentage" office:value="0.8571">
            <text:p>85.71%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joven fixed sp</text:p>
          </table:table-cell>
          <table:table-cell table:number-columns-repeated="3"/>
          <table:table-cell table:style-name="ce6"/>
          <table:table-cell/>
          <table:table-cell table:style-name="ce7" office:value-type="percentage" office:value="0.9091">
            <text:p>90.91%</text:p>
          </table:table-cell>
          <table:table-cell/>
          <table:table-cell table:style-name="ce10"/>
          <table:table-cell table:style-name="ce7" office:value-type="percentage" office:value="0.9091">
            <text:p>90.91%</text:p>
          </table:table-cell>
          <table:table-cell table:number-columns-repeated="2"/>
          <table:table-cell table:style-name="ce7" office:value-type="percentage" office:value="0.9091">
            <text:p>90.91%</text:p>
          </table:table-cell>
          <table:table-cell/>
          <table:table-cell table:number-columns-repeated="2" table:style-name="ce7" office:value-type="percentage" office:value="0.9091">
            <text:p>90.91%</text:p>
          </table:table-cell>
          <table:table-cell table:number-columns-repeated="2"/>
          <table:table-cell table:style-name="ce3" office:value-type="percentage" office:value="0.8788">
            <text:p>87.88%</text:p>
          </table:table-cell>
          <table:table-cell table:style-name="ce3"/>
          <table:table-cell table:number-columns-repeated="3"/>
        </table:table-row>
        <table:table-row table:style-name="ro4">
          <table:table-cell/>
          <table:table-cell office:value-type="string">
            <text:p>joven fixed taining</text:p>
          </table:table-cell>
          <table:table-cell table:number-columns-repeated="3"/>
          <table:table-cell table:style-name="ce6" office:value-type="percentage" office:value="0.9167">
            <text:p>91.67%</text:p>
          </table:table-cell>
          <table:table-cell/>
          <table:table-cell table:style-name="ce10" office:value-type="percentage" office:value="0.9167">
            <text:p>91.67%</text:p>
          </table:table-cell>
          <table:table-cell/>
          <table:table-cell table:style-name="ce12" office:value-type="percentage" office:value="0.9167">
            <text:p>91.67%</text:p>
          </table:table-cell>
          <table:table-cell table:style-name="ce7" office:value-type="percentage" office:value="0.8889">
            <text:p>88.89%</text:p>
          </table:table-cell>
          <table:table-cell/>
          <table:table-cell table:style-name="ce3" office:value-type="percentage" office:value="0.8889">
            <text:p>88.89%</text:p>
          </table:table-cell>
          <table:table-cell table:style-name="ce10"/>
          <table:table-cell/>
          <table:table-cell table:number-columns-repeated="2" table:style-name="ce7" office:value-type="percentage" office:value="0.8889">
            <text:p>88.89%</text:p>
          </table:table-cell>
          <table:table-cell table:number-columns-repeated="2"/>
          <table:table-cell table:style-name="ce9" office:value-type="percentage" office:value="0.8889">
            <text:p>88.89%</text:p>
          </table:table-cell>
          <table:table-cell table:style-name="ce3"/>
          <table:table-cell/>
          <table:table-cell table:style-name="ce3" office:value-type="percentage" office:value="0.8611">
            <text:p>86.11%</text:p>
          </table:table-cell>
          <table:table-cell/>
        </table:table-row>
        <table:table-row table:style-name="ro2">
          <table:table-cell office:value-type="string">
            <text:p>sp fixed mit morph2 result c=1</text:p>
          </table:table-cell>
          <table:table-cell office:value-type="string">
            <text:p>gregorio</text:p>
          </table:table-cell>
          <table:table-cell table:number-columns-repeated="3"/>
          <table:table-cell table:style-name="ce5" office:value-type="percentage" office:value="0.8462">
            <text:p>84.62%</text:p>
          </table:table-cell>
          <table:table-cell/>
          <table:table-cell table:style-name="ce5" office:value-type="percentage" office:value="0.8462">
            <text:p>84.62%</text:p>
          </table:table-cell>
          <table:table-cell/>
          <table:table-cell table:style-name="ce7" office:value-type="percentage" office:value="0.8462">
            <text:p>84.62%</text:p>
          </table:table-cell>
          <table:table-cell table:style-name="ce3" office:value-type="percentage" office:value="0.8205">
            <text:p>82.05%</text:p>
          </table:table-cell>
          <table:table-cell table:number-columns-repeated="2"/>
          <table:table-cell table:style-name="ce3" office:value-type="percentage" office:value="0.7949">
            <text:p>79.49%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egorio sp</text:p>
          </table:table-cell>
          <table:table-cell table:number-columns-repeated="5"/>
          <table:table-cell table:style-name="ce3" office:value-type="percentage" office:value="0.8095">
            <text:p>80.95%</text:p>
          </table:table-cell>
          <table:table-cell table:number-columns-repeated="2"/>
          <table:table-cell table:style-name="ce5" office:value-type="percentage" office:value="0.8095">
            <text:p>80.95%</text:p>
          </table:table-cell>
          <table:table-cell table:number-columns-repeated="2"/>
          <table:table-cell table:style-name="ce7" office:value-type="percentage" office:value="0.8095">
            <text:p>80.95%</text:p>
          </table:table-cell>
          <table:table-cell/>
          <table:table-cell table:number-columns-repeated="2" table:style-name="ce7" office:value-type="percentage" office:value="0.8095">
            <text:p>80.95%</text:p>
          </table:table-cell>
          <table:table-cell table:number-columns-repeated="7"/>
        </table:table-row>
        <table:table-row table:style-name="ro4">
          <table:table-cell office:value-type="string">
            <text:p>sp fixed training <text:s/>morph2 result c=1</text:p>
          </table:table-cell>
          <table:table-cell office:value-type="string">
            <text:p>gregorio fixed sp</text:p>
          </table:table-cell>
          <table:table-cell table:number-columns-repeated="5"/>
          <table:table-cell table:style-name="ce9" office:value-type="percentage" office:value="0.7805">
            <text:p>78.05%</text:p>
          </table:table-cell>
          <table:table-cell table:number-columns-repeated="2"/>
          <table:table-cell table:style-name="ce7" office:value-type="percentage" office:value="0.7805">
            <text:p>78.05%</text:p>
          </table:table-cell>
          <table:table-cell table:number-columns-repeated="2"/>
          <table:table-cell table:style-name="ce7" office:value-type="percentage" office:value="0.8049">
            <text:p>80.49%</text:p>
          </table:table-cell>
          <table:table-cell/>
          <table:table-cell table:style-name="ce7" office:value-type="percentage" office:value="0.8049">
            <text:p>80.49%</text:p>
          </table:table-cell>
          <table:table-cell table:style-name="ce7" office:value-type="percentage" office:value="0.7805">
            <text:p>78.05%</text:p>
          </table:table-cell>
          <table:table-cell table:number-columns-repeated="2"/>
          <table:table-cell table:style-name="ce3" office:value-type="percentage" office:value="0.8049">
            <text:p>80.49%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gregorio fixed training</text:p>
          </table:table-cell>
          <table:table-cell table:number-columns-repeated="3"/>
          <table:table-cell table:style-name="ce3" office:value-type="percentage" office:value="0.7561">
            <text:p>75.61%</text:p>
          </table:table-cell>
          <table:table-cell/>
          <table:table-cell table:style-name="ce3" office:value-type="percentage" office:value="0.8049">
            <text:p>80.49%</text:p>
          </table:table-cell>
          <table:table-cell/>
          <table:table-cell table:style-name="ce13" office:value-type="percentage" office:value="0.8293">
            <text:p>82.93%</text:p>
          </table:table-cell>
          <table:table-cell table:style-name="ce6" office:value-type="percentage" office:value="0.8293">
            <text:p>82.93%</text:p>
          </table:table-cell>
          <table:table-cell/>
          <table:table-cell table:style-name="ce6" office:value-type="percentage" office:value="0.8293">
            <text:p>82.93%</text:p>
          </table:table-cell>
          <table:table-cell table:style-name="ce10" office:value-type="percentage" office:value="0.8293">
            <text:p>82.93%</text:p>
          </table:table-cell>
          <table:table-cell/>
          <table:table-cell table:number-columns-repeated="2" table:style-name="ce10" office:value-type="percentage" office:value="0.8293">
            <text:p>82.93%</text:p>
          </table:table-cell>
          <table:table-cell table:number-columns-repeated="2"/>
          <table:table-cell table:style-name="ce10" office:value-type="percentage" office:value="0.8293">
            <text:p>82.93%</text:p>
          </table:table-cell>
          <table:table-cell table:style-name="ce7"/>
          <table:table-cell/>
          <table:table-cell table:style-name="ce10" office:value-type="percentage" office:value="0.8293">
            <text:p>82.93%</text:p>
          </table:table-cell>
          <table:table-cell/>
        </table:table-row>
        <table:table-row table:style-name="ro2">
          <table:table-cell table:number-columns-repeated="7"/>
          <table:table-cell table:style-name="ce3"/>
          <table:table-cell table:number-columns-repeated="2"/>
          <table:table-cell table:style-name="ce5"/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7"/>
        </table:table-row>
        <table:table-row table:style-name="ro2">
          <table:table-cell office:value-type="string">
            <text:p>xfst</text:p>
          </table:table-cell>
          <table:table-cell table:number-columns-repeated="6"/>
          <table:table-cell table:style-name="ce3"/>
          <table:table-cell table:number-columns-repeated="2"/>
          <table:table-cell table:style-name="ce9"/>
          <table:table-cell table:number-columns-repeated="2"/>
          <table:table-cell table:style-name="ce6"/>
          <table:table-cell/>
          <table:table-cell table:style-name="ce6"/>
          <table:table-cell table:style-name="ce3"/>
          <table:table-cell table:number-columns-repeated="2"/>
          <table:table-cell table:style-name="ce6" table:number-columns-repeated="2"/>
          <table:table-cell table:number-columns-repeated="3"/>
        </table:table-row>
        <table:table-row table:style-name="ro2">
          <table:table-cell office:value-type="string">
            <text:p>mit morph3 result c=1</text:p>
          </table:table-cell>
          <table:table-cell table:number-columns-repeated="23"/>
        </table:table-row>
        <table:table-row table:style-name="ro2">
          <table:table-cell office:value-type="string">
            <text:p>sp mit morph3 result c=1</text:p>
          </table:table-cell>
          <table:table-cell table:number-columns-repeated="23"/>
        </table:table-row>
        <table:table-row table:style-name="ro2">
          <table:table-cell office:value-type="string">
            <text:p>sp fixed mit morph3 result c=10</text:p>
          </table:table-cell>
          <table:table-cell table:number-columns-repeated="23"/>
        </table:table-row>
        <table:table-row table:style-name="ro2">
          <table:table-cell office:value-type="string">
            <text:p>sp fixed training result c=10</text:p>
          </table:table-cell>
          <table:table-cell table:number-columns-repeated="23"/>
        </table:table-row>
        <table:table-row table:style-name="ro2">
          <table:table-cell table:number-columns-repeated="24"/>
        </table:table-row>
        <table:table-row table:style-name="ro4">
          <table:table-cell office:value-type="string">
            <text:p>XFST EVAL: joven</text:p>
          </table:table-cell>
          <table:table-cell table:number-columns-repeated="3"/>
          <table:table-cell office:value-type="string">
            <text:p>mt sp:</text:p>
          </table:table-cell>
          <table:table-cell table:number-columns-repeated="3"/>
          <table:table-cell office:value-type="string">
            <text:p>mit sp+guesser: pos c=20</text:p>
          </table:table-cell>
          <table:table-cell table:number-columns-repeated="3"/>
          <table:table-cell table:style-name="ce1" office:value-type="string">
            <text:p>mit sp+guesser: pos c=1</text:p>
          </table:table-cell>
          <table:table-cell table:number-columns-repeated="2"/>
          <table:table-cell office:value-type="string">
            <text:p>neu (pos c=100):</text:p>
          </table:table-cell>
          <table:table-cell table:number-columns-repeated="3"/>
          <table:table-cell table:style-name="ce21" office:value-type="string">
            <text:p>fixed training:</text:p>
          </table:table-cell>
          <table:table-cell table:style-name="ce21" table:number-columns-repeated="2"/>
          <table:table-cell table:number-columns-repeated="2"/>
        </table:table-row>
        <table:table-row table:style-name="ro2">
          <table:table-cell office:value-type="string">
            <text:p><text:s text:c="2"/>total sentences</text:p>
          </table:table-cell>
          <table:table-cell table:style-name="ce1"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/>
          <table:table-cell office:value-type="string">
            <text:p><text:s text:c="2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table:style-name="ce21" office:value-type="string">
            <text:p><text:s text:c="2"/>total sentences</text:p>
          </table:table-cell>
          <table:table-cell table:style-name="ce21" office:value-type="float" office:value="258">
            <text:p>258</text:p>
          </table:table-cell>
          <table:table-cell table:style-name="ce21"/>
          <table:table-cell table:number-columns-repeated="2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table:style-name="ce21" office:value-type="string">
            <text:p><text:s text:c="3"/>total token</text:p>
          </table:table-cell>
          <table:table-cell table:style-name="ce21" office:value-type="float" office:value="1865">
            <text:p>1865</text:p>
          </table:table-cell>
          <table:table-cell table:style-name="ce21"/>
          <table:table-cell table:number-columns-repeated="2"/>
        </table:table-row>
        <table:table-row table:style-name="ro2">
          <table:table-cell office:value-type="string">
            <text:p><text:s text:c="3"/>total word forms</text:p>
          </table:table-cell>
          <table:table-cell table:style-name="ce1"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table:style-name="ce21" office:value-type="string">
            <text:p><text:s text:c="3"/>total word forms</text:p>
          </table:table-cell>
          <table:table-cell table:style-name="ce21" office:value-type="float" office:value="1298">
            <text:p>1298</text:p>
          </table:table-cell>
          <table:table-cell table:style-name="ce21"/>
          <table:table-cell table:number-columns-repeated="2"/>
        </table:table-row>
        <table:table-row table:style-name="ro2">
          <table:table-cell office:value-type="string">
            <text:p><text:s text:c="3"/>punctuation marks</text:p>
          </table:table-cell>
          <table:table-cell table:style-name="ce1"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style-name="ce2"/>
          <table:table-cell/>
          <table:table-cell table:style-name="ce21" office:value-type="string">
            <text:p><text:s text:c="3"/>punctuation marks</text:p>
          </table:table-cell>
          <table:table-cell table:style-name="ce21" office:value-type="float" office:value="567">
            <text:p>567</text:p>
          </table:table-cell>
          <table:table-cell table:style-name="ce21"/>
          <table:table-cell table:number-columns-repeated="2"/>
        </table:table-row>
        <table:table-row table:style-name="ro2">
          <table:table-cell office:value-type="string">
            <text:p><text:s text:c="3"/>total with correct analysis</text:p>
          </table:table-cell>
          <table:table-cell table:style-name="ce1" office:value-type="float" office:value="1215">
            <text:p>1215</text:p>
          </table:table-cell>
          <table:table-cell table:style-name="ce4" office:value-type="string">
            <text:p><text:s/>93.61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23">
            <text:p>1223</text:p>
          </table:table-cell>
          <table:table-cell table:style-name="ce8" office:value-type="string">
            <text:p><text:s/>94.22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37">
            <text:p>1237</text:p>
          </table:table-cell>
          <table:table-cell table:style-name="ce8" office:value-type="string">
            <text:p><text:s/>95.30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36">
            <text:p>1236</text:p>
          </table:table-cell>
          <table:table-cell table:style-name="ce8" office:value-type="string">
            <text:p><text:s/>95.22%</text:p>
          </table:table-cell>
          <table:table-cell office:value-type="string">
            <text:p><text:s text:c="3"/>total with correct analysis</text:p>
          </table:table-cell>
          <table:table-cell office:value-type="float" office:value="1239">
            <text:p>1239</text:p>
          </table:table-cell>
          <table:table-cell table:style-name="ce8" office:value-type="string">
            <text:p><text:s/>95.45%</text:p>
          </table:table-cell>
          <table:table-cell/>
          <table:table-cell table:style-name="ce21" office:value-type="string">
            <text:p><text:s text:c="3"/>total with correct analysis</text:p>
          </table:table-cell>
          <table:table-cell table:style-name="ce21" office:value-type="float" office:value="1249">
            <text:p>1249</text:p>
          </table:table-cell>
          <table:table-cell table:style-name="ce22" office:value-type="string">
            <text:p><text:s/>96.22%</text:p>
          </table:table-cell>
          <table:table-cell table:number-columns-repeated="2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40">
            <text:p>40</text:p>
          </table:table-cell>
          <table:table-cell table:style-name="ce4" office:value-type="string">
            <text:p><text:s/>3.08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5">
            <text:p>35</text:p>
          </table:table-cell>
          <table:table-cell table:style-name="ce8" office:value-type="string">
            <text:p><text:s/>2.70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5">
            <text:p>35</text:p>
          </table:table-cell>
          <table:table-cell table:style-name="ce8" office:value-type="string">
            <text:p><text:s/>2.70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6">
            <text:p>36</text:p>
          </table:table-cell>
          <table:table-cell table:style-name="ce8" office:value-type="string">
            <text:p><text:s/>2.77%</text:p>
          </table:table-cell>
          <table:table-cell office:value-type="string">
            <text:p><text:s text:c="3"/>total with wrong analysis</text:p>
          </table:table-cell>
          <table:table-cell office:value-type="float" office:value="32">
            <text:p>32</text:p>
          </table:table-cell>
          <table:table-cell table:style-name="ce2" office:value-type="string">
            <text:p><text:s/>2.47%</text:p>
          </table:table-cell>
          <table:table-cell/>
          <table:table-cell table:style-name="ce21" office:value-type="string">
            <text:p><text:s text:c="3"/>total with wrong analysis</text:p>
          </table:table-cell>
          <table:table-cell table:style-name="ce21" office:value-type="float" office:value="36">
            <text:p>36</text:p>
          </table:table-cell>
          <table:table-cell table:style-name="ce23" office:value-type="string">
            <text:p><text:s/>2.77%</text:p>
          </table:table-cell>
          <table:table-cell table:number-columns-repeated="2"/>
        </table:table-row>
        <table:table-row table:style-name="ro4">
          <table:table-cell office:value-type="string">
            <text:p><text:s text:c="3"/>xfst failure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2.77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34">
            <text:p>34</text:p>
          </table:table-cell>
          <table:table-cell table:style-name="ce2" office:value-type="string">
            <text:p><text:s/>2.62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8">
            <text:p>8</text:p>
          </table:table-cell>
          <table:table-cell table:style-name="ce2" office:value-type="string">
            <text:p><text:s/>0.62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8">
            <text:p>8</text:p>
          </table:table-cell>
          <table:table-cell table:style-name="ce2" office:value-type="string">
            <text:p><text:s/>0.62%</text:p>
          </table:table-cell>
          <table:table-cell office:value-type="string">
            <text:p><text:s text:c="3"/>xfst failures</text:p>
          </table:table-cell>
          <table:table-cell office:value-type="float" office:value="9">
            <text:p>9</text:p>
          </table:table-cell>
          <table:table-cell table:style-name="ce2" office:value-type="string">
            <text:p><text:s/>0.69%</text:p>
          </table:table-cell>
          <table:table-cell/>
          <table:table-cell table:style-name="ce21" office:value-type="string">
            <text:p><text:s text:c="3"/>xfst failures</text:p>
          </table:table-cell>
          <table:table-cell table:style-name="ce21" office:value-type="float" office:value="9">
            <text:p>9</text:p>
          </table:table-cell>
          <table:table-cell table:style-name="ce23" office:value-type="string">
            <text:p><text:s/>0.69%</text:p>
          </table:table-cell>
          <table:table-cell table:number-columns-repeated="2"/>
        </table:table-row>
        <table:table-row table:style-name="ro4"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2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8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8" office:value-type="string">
            <text:p><text:s/>0.85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8" office:value-type="string">
            <text:p><text:s/>0.85%</text:p>
          </table:table-cell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2" office:value-type="string">
            <text:p><text:s/>0.85%</text:p>
          </table:table-cell>
          <table:table-cell/>
          <table:table-cell table:style-name="ce21" office:value-type="string">
            <text:p><text:s text:c="3"/>xfst failures in Gold</text:p>
          </table:table-cell>
          <table:table-cell table:style-name="ce21" office:value-type="float" office:value="4">
            <text:p>4</text:p>
          </table:table-cell>
          <table:table-cell table:style-name="ce23" office:value-type="string">
            <text:p><text:s/>0.31%</text:p>
          </table:table-cell>
          <table:table-cell table:number-columns-repeated="2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300">
            <text:p>300</text:p>
          </table:table-cell>
          <table:table-cell table:style-name="ce2"/>
          <table:table-cell/>
          <table:table-cell office:value-type="string">
            <text:p><text:s text:c="3"/>total ambiguous words</text:p>
          </table:table-cell>
          <table:table-cell office:value-type="float" office:value="291">
            <text:p>291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302">
            <text:p>302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302">
            <text:p>302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299">
            <text:p>299</text:p>
          </table:table-cell>
          <table:table-cell table:style-name="ce2"/>
          <table:table-cell/>
          <table:table-cell table:style-name="ce21" office:value-type="string">
            <text:p><text:s text:c="3"/>total ambiguous words</text:p>
          </table:table-cell>
          <table:table-cell table:style-name="ce21" office:value-type="float" office:value="282">
            <text:p>282</text:p>
          </table:table-cell>
          <table:table-cell table:style-name="ce21"/>
          <table:table-cell table:number-columns-repeated="2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4" office:value-type="string">
            <text:p><text:s text:c="2"/>2.33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2.06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2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2%</text:p>
          </table:table-cell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4%</text:p>
          </table:table-cell>
          <table:table-cell/>
          <table:table-cell table:style-name="ce21" office:value-type="string">
            <text:p><text:s text:c="3"/>total still ambiguous</text:p>
          </table:table-cell>
          <table:table-cell table:style-name="ce21" office:value-type="float" office:value="0">
            <text:p>0</text:p>
          </table:table-cell>
          <table:table-cell table:style-name="ce23" office:value-type="string">
            <text:p><text:s text:c="2"/>0.00%</text:p>
          </table:table-cell>
          <table:table-cell table:number-columns-repeated="2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253">
            <text:p>253</text:p>
          </table:table-cell>
          <table:table-cell table:style-name="ce4" office:value-type="string">
            <text:p><text:s/>84.33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50">
            <text:p>250</text:p>
          </table:table-cell>
          <table:table-cell table:style-name="ce2" office:value-type="string">
            <text:p><text:s/>85.91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60">
            <text:p>260</text:p>
          </table:table-cell>
          <table:table-cell table:style-name="ce2" office:value-type="string">
            <text:p><text:s/>86.09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59">
            <text:p>259</text:p>
          </table:table-cell>
          <table:table-cell table:style-name="ce2" office:value-type="string">
            <text:p><text:s/>85.76%</text:p>
          </table:table-cell>
          <table:table-cell office:value-type="string">
            <text:p><text:s text:c="3"/>correct of ambiguous</text:p>
          </table:table-cell>
          <table:table-cell office:value-type="float" office:value="260">
            <text:p>260</text:p>
          </table:table-cell>
          <table:table-cell table:style-name="ce2" office:value-type="string">
            <text:p><text:s/>86.96%</text:p>
          </table:table-cell>
          <table:table-cell/>
          <table:table-cell table:style-name="ce21" office:value-type="string">
            <text:p><text:s text:c="3"/>correct of ambiguous</text:p>
          </table:table-cell>
          <table:table-cell table:style-name="ce21" office:value-type="float" office:value="246">
            <text:p>246</text:p>
          </table:table-cell>
          <table:table-cell table:style-name="ce23" office:value-type="string">
            <text:p><text:s/>87.23%</text:p>
          </table:table-cell>
          <table:table-cell table:number-columns-repeated="2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40">
            <text:p>40</text:p>
          </table:table-cell>
          <table:table-cell table:style-name="ce2" office:value-type="string">
            <text:p><text:s/>13.33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5">
            <text:p>35</text:p>
          </table:table-cell>
          <table:table-cell table:style-name="ce2" office:value-type="string">
            <text:p><text:s/>12.03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5">
            <text:p>35</text:p>
          </table:table-cell>
          <table:table-cell table:style-name="ce2" office:value-type="string">
            <text:p><text:s/>11.59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11.92%</text:p>
          </table:table-cell>
          <table:table-cell office:value-type="string">
            <text:p><text:s text:c="3"/>wrong of ambiguous</text:p>
          </table:table-cell>
          <table:table-cell office:value-type="float" office:value="32">
            <text:p>32</text:p>
          </table:table-cell>
          <table:table-cell table:style-name="ce2" office:value-type="string">
            <text:p><text:s/>10.70%</text:p>
          </table:table-cell>
          <table:table-cell/>
          <table:table-cell table:style-name="ce21" office:value-type="string">
            <text:p><text:s text:c="3"/>wrong of ambiguous</text:p>
          </table:table-cell>
          <table:table-cell table:style-name="ce21" office:value-type="float" office:value="36">
            <text:p>36</text:p>
          </table:table-cell>
          <table:table-cell table:style-name="ce23" office:value-type="string">
            <text:p><text:s/>12.77%</text:p>
          </table:table-cell>
          <table:table-cell table:number-columns-repeated="2"/>
        </table:table-row>
        <table:table-row table:style-name="ro2" table:number-rows-repeated="3">
          <table:table-cell table:number-columns-repeated="19"/>
          <table:table-cell table:style-name="ce21" table:number-columns-repeated="3"/>
          <table:table-cell table:number-columns-repeated="2"/>
        </table:table-row>
        <table:table-row table:style-name="ro4">
          <table:table-cell office:value-type="string">
            <text:p>XFST EVAL gregorio</text:p>
          </table:table-cell>
          <table:table-cell table:number-columns-repeated="3"/>
          <table:table-cell office:value-type="string">
            <text:p>mit sp:</text:p>
          </table:table-cell>
          <table:table-cell table:number-columns-repeated="3"/>
          <table:table-cell office:value-type="string">
            <text:p>mit sp+guesser: pos c=20</text:p>
          </table:table-cell>
          <table:table-cell table:number-columns-repeated="3"/>
          <table:table-cell office:value-type="string">
            <text:p>mit sp+guesser: pos c=1</text:p>
          </table:table-cell>
          <table:table-cell table:number-columns-repeated="2"/>
          <table:table-cell office:value-type="string">
            <text:p>neu (pos c=100):</text:p>
          </table:table-cell>
          <table:table-cell table:number-columns-repeated="3"/>
          <table:table-cell table:style-name="ce21" office:value-type="string">
            <text:p>fixed training:</text:p>
          </table:table-cell>
          <table:table-cell table:style-name="ce21" table:number-columns-repeated="2"/>
          <table:table-cell table:number-columns-repeated="2"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2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table:style-name="ce21" office:value-type="string">
            <text:p><text:s text:c="3"/>total sentences</text:p>
          </table:table-cell>
          <table:table-cell table:style-name="ce21" office:value-type="float" office:value="72">
            <text:p>72</text:p>
          </table:table-cell>
          <table:table-cell table:style-name="ce21"/>
          <table:table-cell table:number-columns-repeated="2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table:style-name="ce21" office:value-type="string">
            <text:p><text:s text:c="3"/>total token</text:p>
          </table:table-cell>
          <table:table-cell table:style-name="ce21" office:value-type="float" office:value="1015">
            <text:p>1015</text:p>
          </table:table-cell>
          <table:table-cell table:style-name="ce21"/>
          <table:table-cell table:number-columns-repeated="2"/>
        </table:table-row>
        <table:table-row table:style-name="ro2"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table:style-name="ce21" office:value-type="string">
            <text:p><text:s text:c="3"/>total word forms</text:p>
          </table:table-cell>
          <table:table-cell table:style-name="ce21" office:value-type="float" office:value="844">
            <text:p>844</text:p>
          </table:table-cell>
          <table:table-cell table:style-name="ce21"/>
          <table:table-cell table:number-columns-repeated="2"/>
        </table:table-row>
        <table:table-row table:style-name="ro2"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table:style-name="ce21" office:value-type="string">
            <text:p><text:s text:c="3"/>punctuation marks</text:p>
          </table:table-cell>
          <table:table-cell table:style-name="ce21" office:value-type="float" office:value="171">
            <text:p>171</text:p>
          </table:table-cell>
          <table:table-cell table:style-name="ce21"/>
          <table:table-cell table:number-columns-repeated="2"/>
        </table:table-row>
        <table:table-row table:style-name="ro2">
          <table:table-cell office:value-type="string">
            <text:p><text:s text:c="3"/>total with correct analysis</text:p>
          </table:table-cell>
          <table:table-cell office:value-type="float" office:value="691">
            <text:p>691</text:p>
          </table:table-cell>
          <table:table-cell table:style-name="ce2" office:value-type="string">
            <text:p><text:s/>81.87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44">
            <text:p>744</text:p>
          </table:table-cell>
          <table:table-cell table:style-name="ce8" office:value-type="string">
            <text:p><text:s/>88.15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76">
            <text:p>776</text:p>
          </table:table-cell>
          <table:table-cell table:style-name="ce8" office:value-type="string">
            <text:p><text:s/>91.94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77">
            <text:p>777</text:p>
          </table:table-cell>
          <table:table-cell table:style-name="ce8" office:value-type="string">
            <text:p><text:s/>92.06%</text:p>
          </table:table-cell>
          <table:table-cell office:value-type="string">
            <text:p><text:s text:c="3"/>total with correct analysis</text:p>
          </table:table-cell>
          <table:table-cell office:value-type="float" office:value="777">
            <text:p>777</text:p>
          </table:table-cell>
          <table:table-cell table:style-name="ce2" office:value-type="string">
            <text:p><text:s/>92.06%</text:p>
          </table:table-cell>
          <table:table-cell/>
          <table:table-cell table:style-name="ce21" office:value-type="string">
            <text:p><text:s text:c="3"/>total with correct analysis</text:p>
          </table:table-cell>
          <table:table-cell table:style-name="ce21" office:value-type="float" office:value="785">
            <text:p>785</text:p>
          </table:table-cell>
          <table:table-cell table:style-name="ce22" office:value-type="string">
            <text:p><text:s/>93.01%</text:p>
          </table:table-cell>
          <table:table-cell table:number-columns-repeated="2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1.78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19">
            <text:p>19</text:p>
          </table:table-cell>
          <table:table-cell table:style-name="ce8" office:value-type="string">
            <text:p><text:s/>2.25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28">
            <text:p>28</text:p>
          </table:table-cell>
          <table:table-cell table:style-name="ce8" office:value-type="string">
            <text:p><text:s/>3.32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24">
            <text:p>24</text:p>
          </table:table-cell>
          <table:table-cell table:style-name="ce8" office:value-type="string">
            <text:p><text:s/>2.84%</text:p>
          </table:table-cell>
          <table:table-cell office:value-type="string">
            <text:p><text:s text:c="3"/>total with wrong analysi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2.49%</text:p>
          </table:table-cell>
          <table:table-cell/>
          <table:table-cell table:style-name="ce21" office:value-type="string">
            <text:p><text:s text:c="3"/>total with wrong analysis</text:p>
          </table:table-cell>
          <table:table-cell table:style-name="ce21" office:value-type="float" office:value="21">
            <text:p>21</text:p>
          </table:table-cell>
          <table:table-cell table:style-name="ce23" office:value-type="string">
            <text:p><text:s/>2.49%</text:p>
          </table:table-cell>
          <table:table-cell table:number-columns-repeated="2"/>
        </table:table-row>
        <table:table-row table:style-name="ro4">
          <table:table-cell office:value-type="string">
            <text:p><text:s text:c="3"/>xfst failures</text:p>
          </table:table-cell>
          <table:table-cell office:value-type="float" office:value="132">
            <text:p>132</text:p>
          </table:table-cell>
          <table:table-cell table:style-name="ce2" office:value-type="string">
            <text:p><text:s/>15.64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70">
            <text:p>70</text:p>
          </table:table-cell>
          <table:table-cell table:style-name="ce2" office:value-type="string">
            <text:p><text:s/>8.29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23">
            <text:p>23</text:p>
          </table:table-cell>
          <table:table-cell table:style-name="ce2" office:value-type="string">
            <text:p><text:s/>2.73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2.49%</text:p>
          </table:table-cell>
          <table:table-cell office:value-type="string">
            <text:p><text:s text:c="3"/>xfst failures</text:p>
          </table:table-cell>
          <table:table-cell office:value-type="float" office:value="26">
            <text:p>26</text:p>
          </table:table-cell>
          <table:table-cell table:style-name="ce2" office:value-type="string">
            <text:p><text:s/>3.08%</text:p>
          </table:table-cell>
          <table:table-cell/>
          <table:table-cell table:style-name="ce21" office:value-type="string">
            <text:p><text:s text:c="3"/>xfst failures</text:p>
          </table:table-cell>
          <table:table-cell table:style-name="ce21" office:value-type="float" office:value="25">
            <text:p>25</text:p>
          </table:table-cell>
          <table:table-cell table:style-name="ce23" office:value-type="string">
            <text:p><text:s/>2.96%</text:p>
          </table:table-cell>
          <table:table-cell table:number-columns-repeated="2"/>
        </table:table-row>
        <table:table-row table:style-name="ro4">
          <table:table-cell office:value-type="string">
            <text:p><text:s text:c="3"/>total ambiguous words</text:p>
          </table:table-cell>
          <table:table-cell office:value-type="float" office:value="193">
            <text:p>193</text:p>
          </table:table-cell>
          <table:table-cell table:number-columns-repeated="2"/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8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8" office:value-type="string">
            <text:p><text:s/>0.59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8" office:value-type="string">
            <text:p><text:s/>0.59%</text:p>
          </table:table-cell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2" office:value-type="string">
            <text:p><text:s/>0.59%</text:p>
          </table:table-cell>
          <table:table-cell/>
          <table:table-cell table:style-name="ce21" office:value-type="string">
            <text:p><text:s text:c="3"/>xfst failures in Gold</text:p>
          </table:table-cell>
          <table:table-cell table:style-name="ce21" office:value-type="float" office:value="6">
            <text:p>6</text:p>
          </table:table-cell>
          <table:table-cell table:style-name="ce23" office:value-type="string">
            <text:p><text:s/>0.71%</text:p>
          </table:table-cell>
          <table:table-cell table:number-columns-repeated="2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3.11%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135">
            <text:p>135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141">
            <text:p>141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139">
            <text:p>139</text:p>
          </table:table-cell>
          <table:table-cell table:number-columns-repeated="2"/>
          <table:table-cell table:style-name="ce21" office:value-type="string">
            <text:p><text:s text:c="3"/>total ambiguous words</text:p>
          </table:table-cell>
          <table:table-cell table:style-name="ce21" office:value-type="float" office:value="127">
            <text:p>127</text:p>
          </table:table-cell>
          <table:table-cell table:style-name="ce21"/>
          <table:table-cell table:number-columns-repeated="2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72">
            <text:p>172</text:p>
          </table:table-cell>
          <table:table-cell table:style-name="ce2" office:value-type="string">
            <text:p><text:s/>89.12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1">
            <text:p>11</text:p>
          </table:table-cell>
          <table:table-cell table:style-name="ce2" office:value-type="string">
            <text:p><text:s text:c="2"/>8.59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2">
            <text:p>12</text:p>
          </table:table-cell>
          <table:table-cell table:style-name="ce2" office:value-type="string">
            <text:p><text:s text:c="2"/>8.89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7">
            <text:p>17</text:p>
          </table:table-cell>
          <table:table-cell table:style-name="ce2" office:value-type="string">
            <text:p><text:s text:c="2"/>12.06%</text:p>
          </table:table-cell>
          <table:table-cell office:value-type="string">
            <text:p><text:s text:c="3"/>total still ambiguou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 text:c="2"/>10.79%</text:p>
          </table:table-cell>
          <table:table-cell/>
          <table:table-cell table:style-name="ce21" office:value-type="string">
            <text:p><text:s text:c="3"/>total still ambiguous</text:p>
          </table:table-cell>
          <table:table-cell table:style-name="ce21" office:value-type="float" office:value="7">
            <text:p>7</text:p>
          </table:table-cell>
          <table:table-cell table:style-name="ce23" office:value-type="string">
            <text:p><text:s text:c="2"/>5.51%</text:p>
          </table:table-cell>
          <table:table-cell table:number-columns-repeated="2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7.77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8">
            <text:p>98</text:p>
          </table:table-cell>
          <table:table-cell table:style-name="ce2" office:value-type="string">
            <text:p><text:s/>76.56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5">
            <text:p>95</text:p>
          </table:table-cell>
          <table:table-cell table:style-name="ce2" office:value-type="string">
            <text:p><text:s/>70.37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100">
            <text:p>100</text:p>
          </table:table-cell>
          <table:table-cell table:style-name="ce2" office:value-type="string">
            <text:p><text:s/>70.92%</text:p>
          </table:table-cell>
          <table:table-cell office:value-type="string">
            <text:p><text:s text:c="3"/>correct of ambiguous</text:p>
          </table:table-cell>
          <table:table-cell office:value-type="float" office:value="103">
            <text:p>103</text:p>
          </table:table-cell>
          <table:table-cell table:style-name="ce2" office:value-type="string">
            <text:p><text:s/>74.10%</text:p>
          </table:table-cell>
          <table:table-cell/>
          <table:table-cell table:style-name="ce21" office:value-type="string">
            <text:p><text:s text:c="3"/>correct of ambiguous</text:p>
          </table:table-cell>
          <table:table-cell table:style-name="ce21" office:value-type="float" office:value="99">
            <text:p>99</text:p>
          </table:table-cell>
          <table:table-cell table:style-name="ce23" office:value-type="string">
            <text:p><text:s/>77.95%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<text:s text:c="3"/>wrong of ambiguous</text:p>
          </table:table-cell>
          <table:table-cell office:value-type="float" office:value="19">
            <text:p>19</text:p>
          </table:table-cell>
          <table:table-cell table:style-name="ce2" office:value-type="string">
            <text:p><text:s/>14.84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28">
            <text:p>28</text:p>
          </table:table-cell>
          <table:table-cell table:style-name="ce2" office:value-type="string">
            <text:p><text:s/>20.74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24">
            <text:p>24</text:p>
          </table:table-cell>
          <table:table-cell table:style-name="ce2" office:value-type="string">
            <text:p><text:s/>17.02%</text:p>
          </table:table-cell>
          <table:table-cell office:value-type="string">
            <text:p><text:s text:c="3"/>wrong of ambiguou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15.11%</text:p>
          </table:table-cell>
          <table:table-cell/>
          <table:table-cell table:style-name="ce21" office:value-type="string">
            <text:p><text:s text:c="3"/>wrong of ambiguous</text:p>
          </table:table-cell>
          <table:table-cell table:style-name="ce21" office:value-type="float" office:value="21">
            <text:p>21</text:p>
          </table:table-cell>
          <table:table-cell table:style-name="ce23" office:value-type="string">
            <text:p><text:s/>16.54%</text:p>
          </table:table-cell>
          <table:table-cell table:number-columns-repeated="2"/>
        </table:table-row>
        <table:table-row table:style-name="ro2" table:number-rows-repeated="8">
          <table:table-cell table:number-columns-repeated="24"/>
        </table:table-row>
        <table:table-row table:style-name="ro2" table:number-rows-repeated="4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7"/>
        </table:table-row>
        <table:table-row table:style-name="ro2">
          <table:table-cell table:number-columns-repeated="2"/>
          <table:table-cell table:style-name="ce2"/>
          <table:table-cell table:number-columns-repeated="21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7"/>
        </table:table-row>
        <table:table-row table:style-name="ro2">
          <table:table-cell table:number-columns-repeated="2"/>
          <table:table-cell table:style-name="ce2"/>
          <table:table-cell table:number-columns-repeated="21"/>
        </table:table-row>
        <table:table-row table:style-name="ro2" table:number-rows-repeated="6">
          <table:table-cell table:number-columns-repeated="2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7"/>
        </table:table-row>
        <table:table-row table:style-name="ro2">
          <table:table-cell/>
          <table:table-cell table:style-name="ce2" table:number-columns-repeated="2"/>
          <table:table-cell table:number-columns-repeated="2"/>
          <table:table-cell table:style-name="ce2"/>
          <table:table-cell table:number-columns-repeated="18"/>
        </table:table-row>
        <table:table-row table:style-name="ro2">
          <table:table-cell/>
          <table:table-cell table:style-name="ce2"/>
          <table:table-cell table:number-columns-repeated="22"/>
        </table:table-row>
        <table:table-row table:style-name="ro2" table:number-rows-repeated="7">
          <table:table-cell table:number-columns-repeated="2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1"/>
        </table:table-row>
        <table:table-row table:style-name="ro2">
          <table:table-cell/>
          <table:table-cell table:style-name="ce2"/>
          <table:table-cell table:number-columns-repeated="22"/>
        </table:table-row>
        <table:table-row table:style-name="ro2" table:number-rows-repeated="1048462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6:30:08</meta:creation-date>
    <dc:date>2013-07-23T15:58:52</dc:date>
    <meta:editing-duration>P2DT6H7M52S</meta:editing-duration>
    <meta:editing-cycles>283</meta:editing-cycles>
    <meta:generator>LibreOffice/3.5$Linux_X86_64 LibreOffice_project/350m1$Build-2</meta:generator>
    <meta:document-statistic meta:table-count="3" meta:cell-count="669" meta:object-count="0"/>
  </office:meta>
</office:document-meta>
</file>